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GZAUX+CMTT10" svg:font-family="NGZAUX+CMTT10"/>
    <style:font-face style:name="QKGGIM+CMR10" svg:font-family="QKGGIM+CMR10"/>
    <style:font-face style:name="TISLXQ+CMTI10" svg:font-family="TISLXQ+CMTI10"/>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Arial" fo:font-size="10pt" style:text-underline-style="solid" style:text-underline-width="auto" style:text-underline-color="font-color" style:font-name-asian="QKGGIM+CMR10" style:font-size-asian="10pt" style:font-name-complex="QKGGIM+CMR10" style:font-size-complex="10pt"/>
    </style:style>
    <style:style style:name="P2"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autospace="none"/>
      <style:text-properties style:font-name="Arial" fo:font-size="10pt" style:font-name-asian="QKGGIM+CMR10" style:font-size-asian="10pt" style:font-name-complex="QKGGIM+CMR10" style:font-size-complex="10pt"/>
    </style:style>
    <style:style style:name="P4" style:family="paragraph" style:parent-style-name="Standard">
      <style:text-properties style:font-name="Arial" fo:font-size="10pt" style:font-size-asian="10pt" style:font-size-complex="10pt"/>
    </style:style>
    <style:style style:name="P5" style:family="paragraph" style:parent-style-name="Standard">
      <style:paragraph-properties fo:text-align="start" style:justify-single-word="false" style:text-autospace="none"/>
      <style:text-properties style:font-name="Arial" fo:font-size="10pt" style:font-size-asian="10pt" style:font-size-complex="10pt"/>
    </style:style>
    <style:style style:name="P6" style:family="paragraph" style:parent-style-name="Standard">
      <style:text-properties fo:font-size="10pt" style:font-size-asian="10pt" style:font-size-complex="10pt"/>
    </style:style>
    <style:style style:name="P7" style:family="paragraph" style:parent-style-name="Standard">
      <style:text-properties style:font-name="Arial" fo:font-size="10pt" fo:font-weight="bold" style:font-size-asian="10pt" style:font-weight-asian="bold" style:font-size-complex="10pt" style:font-weight-complex="bold"/>
    </style:style>
    <style:style style:name="P8" style:family="paragraph" style:parent-style-name="Standard">
      <style:text-properties style:font-name="Arial" fo:font-size="10pt" fo:font-weight="normal" style:font-size-asian="10pt" style:font-weight-asian="normal" style:font-size-complex="10pt" style:font-weight-complex="normal"/>
    </style:style>
    <style:style style:name="P9" style:family="paragraph" style:parent-style-name="Standard">
      <style:text-properties style:font-name="Arial" fo:font-size="10pt" style:text-underline-style="solid" style:text-underline-width="auto" style:text-underline-color="font-color" fo:font-weight="normal" style:font-size-asian="10pt" style:font-weight-asian="normal" style:font-size-complex="10pt" style:font-weight-complex="normal"/>
    </style:style>
    <style:style style:name="P10" style:family="paragraph" style:parent-style-name="Standard">
      <style:text-properties style:font-name="Arial"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Arial" fo:font-size="10pt" style:text-underline-style="none" fo:font-weight="normal" style:font-name-asian="NGZAUX+CMTT10" style:font-size-asian="10pt" style:font-weight-asian="normal" style:font-name-complex="NGZAUX+CMTT10" style:font-size-complex="10pt" style:font-weight-complex="normal"/>
    </style:style>
    <style:style style:name="P12" style:family="paragraph" style:parent-style-name="Standard">
      <style:paragraph-properties fo:text-align="start" style:justify-single-word="false" style:text-autospace="none"/>
      <style:text-properties style:font-name="Arial" fo:font-size="10pt" style:text-underline-style="none" fo:font-weight="normal" style:font-name-asian="QKGGIM+CMR10" style:font-size-asian="10pt" style:font-weight-asian="normal" style:font-name-complex="QKGGIM+CMR10" style:font-size-complex="10pt" style:font-weight-complex="normal"/>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style:font-name-asian="NGZAUX+CMTT10" style:font-weight-asian="normal" style:font-name-complex="NGZAUX+CMTT10" style:font-weight-complex="normal"/>
    </style:style>
    <style:style style:name="T7" style:family="text">
      <style:text-properties style:text-underline-style="none" fo:font-weight="normal" style:font-name-asian="TISLXQ+CMTI10" style:font-weight-asian="normal" style:font-name-complex="TISLXQ+CMTI10" style:font-weight-complex="normal"/>
    </style:style>
    <style:style style:name="T8" style:family="text">
      <style:text-properties style:font-name-asian="QKGGIM+CMR10" style:font-name-complex="QKGGIM+CMR10"/>
    </style:style>
    <style:style style:name="T9" style:family="text">
      <style:text-properties style:font-name-asian="NGZAUX+CMTT10" style:font-name-complex="NGZAUX+CMTT10"/>
    </style:style>
    <style:style style:name="T10" style:family="text">
      <style:text-properties style:font-name-asian="TISLXQ+CMTI10" style:font-name-complex="TISLXQ+CMTI10"/>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1</text:p>
      <text:p text:style-name="P7"/>
      <text:p text:style-name="P4"><text:span text:style-name="T4">empty </text:span>list does nothing to position/direction:</text:p>
      <text:p text:style-name="P6"><draw:frame draw:style-name="fr1" draw:name="Object2" text:anchor-type="as-char" svg:width="1.0583in" svg:height="0.4008in" draw:z-index="0"><draw:object xlink:href="./Object 1" xlink:type="simple" xlink:show="embed" xlink:actuate="onLoad"/><draw:image xlink:href="./ObjectReplacements/Object 1" xlink:type="simple" xlink:show="embed" xlink:actuate="onLoad"/></draw:frame></text:p>
      <text:p text:style-name="P6"/>
      <text:p text:style-name="P4"><text:span text:style-name="T4">home </text:span>resets position/direction regardless of prior state:</text:p>
      <text:p text:style-name="P6"><draw:frame draw:style-name="fr1" draw:name="Object1" text:anchor-type="as-char" svg:width="1.7346in" svg:height="0.4102in" draw:z-index="2"><draw:object xlink:href="./Object 2" xlink:type="simple" xlink:show="embed" xlink:actuate="onLoad"/><draw:image xlink:href="./ObjectReplacements/Object 2" xlink:type="simple" xlink:show="embed" xlink:actuate="onLoad"/></draw:frame></text:p>
      <text:p text:style-name="P6"/>
      <text:p text:style-name="P6"><text:span text:style-name="T2">forward</text:span><text:span text:style-name="T1"> changes position relative to prior position, depending on direction, leaves direction unaltered:</text:span></text:p>
      <text:p text:style-name="P6"><draw:frame draw:style-name="fr1" draw:name="Object3" text:anchor-type="as-char" svg:width="2.922in" svg:height="0.4102in" draw:z-index="1"><draw:object xlink:href="./Object 3" xlink:type="simple" xlink:show="embed" xlink:actuate="onLoad"/><draw:image xlink:href="./ObjectReplacements/Object 3" xlink:type="simple" xlink:show="embed" xlink:actuate="onLoad"/></draw:frame></text:p>
      <text:p text:style-name="P6"/>
      <text:p text:style-name="P6"><text:span text:style-name="T2">turn </text:span><text:span text:style-name="T1">changes direction, leaves position unaltered:</text:span></text:p>
      <text:p text:style-name="P6"><draw:frame draw:style-name="fr1" draw:name="Object4" text:anchor-type="as-char" svg:width="2.0937in" svg:height="0.4102in" draw:z-index="3"><draw:object xlink:href="./Object 4" xlink:type="simple" xlink:show="embed" xlink:actuate="onLoad"/><draw:image xlink:href="./ObjectReplacements/Object 4" xlink:type="simple" xlink:show="embed" xlink:actuate="onLoad"/></draw:frame></text:p>
      <text:p text:style-name="P6"/>
      <text:p text:style-name="P6"><text:span text:style-name="T2">for </text:span><text:span text:style-name="T1">obeys induction for non-zero numbers of steps</text:span></text:p>
      <text:p text:style-name="P6"><draw:frame draw:style-name="fr2" draw:name="Object5" text:anchor-type="as-char" svg:y="-0.6583in" svg:width="4.498in" svg:height="0.4307in" draw:z-index="4"><draw:object xlink:href="./Object 5" xlink:type="simple" xlink:show="embed" xlink:actuate="onLoad"/><draw:image xlink:href="./ObjectReplacements/Object 5" xlink:type="simple" xlink:show="embed" xlink:actuate="onLoad"/></draw:frame></text:p>
      <text:p text:style-name="P6"><text:span text:style-name="T2">for </text:span><text:span text:style-name="T3">terminates at step zero</text:span></text:p>
      <text:p text:style-name="P8"><draw:frame draw:style-name="fr2" draw:name="Object6" text:anchor-type="as-char" svg:y="-0.6583in" svg:width="2.1465in" svg:height="0.4102in" draw:z-index="5"><draw:object xlink:href="./Object 6" xlink:type="simple" xlink:show="embed" xlink:actuate="onLoad"/><draw:image xlink:href="./ObjectReplacements/Object 6" xlink:type="simple" xlink:show="embed" xlink:actuate="onLoad"/></draw:frame></text:p>
      <text:p text:style-name="P2">Problem 3b</text:p>
      <text:p text:style-name="P10"/>
      <text:p text:style-name="P1"><text:span text:style-name="T5"><text:s/>i. Programs where </text:span><text:span text:style-name="T6">interp1</text:span><text:span text:style-name="T5"> would require significantly </text:span><text:span text:style-name="T7">more space </text:span><text:span text:style-name="T5">for evaluation than </text:span><text:span text:style-name="T6">interp2.</text:span></text:p>
      <text:p text:style-name="P11"/>
      <text:p text:style-name="P11">Programs that are interpreted with a large number of variable bindings in the environment, where many of these are not actually used, and those that are used are typically used in only one enclosure. <text:s/>This would make interp1 require more space, since the preprocessing done for interp2 would drop all unused variables.</text:p>
      <text:p text:style-name="P11"/>
      <text:p text:style-name="P3">ii. Programs where <text:span text:style-name="T9">interp1 </text:span>would require significantly <text:span text:style-name="T10">less space</text:span> for evaluation than <text:span text:style-name="T9">interp2</text:span>.<text:line-break/><text:line-break/><text:span text:style-name="T6">Programs that are interpreted with any number of variable bindings in the environment, where most of these are actually used, and those that are used are typically used in many enclosures. <text:s/>This would make interp1 require less space, since the preprocessing done for interp2 would create a copy of the value for each enclosure the variable appears in.</text:span><text:line-break/></text:p>
      <text:p text:style-name="P3">iii. Programs where <text:span text:style-name="T9">interp1 </text:span>would require significantly <text:span text:style-name="T10">more time</text:span> for evaluation than <text:span text:style-name="T9">interp2</text:span>.</text:p>
      <text:p text:style-name="P3"/>
      <text:p text:style-name="P3">If we assume that looking up a variable in the environment is cost O(1), then I don't see how interp1 could require significantly more time than interp1.</text:p>
      <text:p text:style-name="P3"/>
      <text:p text:style-name="P5"><text:span text:style-name="T8">iv. Programs where </text:span><text:span text:style-name="T9">interp1</text:span><text:span text:style-name="T8">would require significantly </text:span><text:span text:style-name="T10">less time </text:span><text:span text:style-name="T8"><text:s/>for evaluation than </text:span><text:span text:style-name="T9">interp2</text:span><text:span text:style-name="T8"> .</text:span></text:p>
      <text:p text:style-name="P10"/>
      <text:p text:style-name="P12">Programs that have many closures where many of the free variables are referenced, but because of the flow of the program, their values are never actually required (e.g. they're in a branch that is not executed, or they're in an element of a pair that is disregarded). <text:s/>In this case, the function used by interp2 to pre-substitute the values in the closure will be significantly more expensive than looking the value up only when needed, as done by inter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GZAUX+CMTT10" svg:font-family="NGZAUX+CMTT10"/>
    <style:font-face style:name="QKGGIM+CMR10" svg:font-family="QKGGIM+CMR10"/>
    <style:font-face style:name="TISLXQ+CMTI10" svg:font-family="TISLXQ+CMTI10"/>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6146in" fo:margin-bottom="0.7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remy</meta:initial-creator>
    <meta:creation-date>2009-02-16T10:35:54</meta:creation-date>
    <dc:creator>Jeremy</dc:creator>
    <dc:date>2009-02-18T02:51:00</dc:date>
    <meta:editing-cycles>4</meta:editing-cycles>
    <meta:editing-duration>PT8H9M7S</meta:editing-duration>
    <meta:user-defined meta:name="Info 1"/>
    <meta:user-defined meta:name="Info 2"/>
    <meta:user-defined meta:name="Info 3"/>
    <meta:user-defined meta:name="Info 4"/>
    <meta:document-statistic meta:table-count="0" meta:image-count="0" meta:object-count="6" meta:page-count="1" meta:paragraph-count="21" meta:word-count="321" meta:character-count="2016"/>
  </office:meta>
</office:document-meta>
</file>

<file path=Object 1/content.xml><?xml version="1.0" encoding="utf-8"?>
<!DOCTYPE math  PUBLIC '-//OpenOffice.org//DTD Modified W3C MathML 1.01//EN'  'math.dtd'>
<math:math xmlns:math="http://www.w3.org/1998/Math/MathML">
  <math:semantics>
    <math:mfrac>
      <math:mrow/>
      <math:mrow>
        <math:mrow>
          <math:mo math:stretchy="false">(</math:mo>
          <math:mrow>
            <math:mi math:fontstyle="italic">pos</math:mi>
            <math:mi>,</math:mi>
            <math:mrow>
              <math:mo math:stretchy="false">[</math:mo>
              <math:mo math:stretchy="false">]</math:mo>
            </math:mrow>
          </math:mrow>
          <math:mo math:stretchy="false">)</math:mo>
        </math:mrow>
        <math:mo math:stretchy="false">↓</math:mo>
        <math:mi math:fontstyle="italic">pos</math:mi>
      </math:mrow>
    </math:mfrac>
    <math:annotation math:encoding="StarMath 5.0"> {} over {(pos, [])  downarrow pos} </math:annotation>
  </math:semantics>
</math:math>
</file>

<file path=Object 2/content.xml><?xml version="1.0" encoding="utf-8"?>
<!DOCTYPE math  PUBLIC '-//OpenOffice.org//DTD Modified W3C MathML 1.01//EN'  'math.dtd'>
<math:math xmlns:math="http://www.w3.org/1998/Math/MathML">
  <math:semantics>
    <math:mfrac>
      <math:mrow>
        <math:mrow>
          <math:mo math:stretchy="false">(</math:mo>
          <math:mrow>
            <math:mrow>
              <math:mo math:stretchy="false">(</math:mo>
              <math:mrow>
                <math:mn>0,</math:mn>
                <math:mn>0,</math:mn>
                <math:mn>0</math:mn>
              </math:mrow>
              <math:mo math:stretchy="false">)</math:mo>
            </math:mrow>
            <math:mi>,</math:mi>
            <math:mi math:fontstyle="italic">lst</math:mi>
          </math:mrow>
          <math:mo math:stretchy="false">)</math:mo>
        </math:mrow>
        <math:mo math:stretchy="false">↓</math:mo>
        <math:mi math:fontstyle="italic">pos</math:mi>
      </math:mrow>
      <math:mrow>
        <math:mrow>
          <math:mo math:stretchy="false">(</math:mo>
          <math:mrow>
            <math:mi math:fontstyle="italic">pos</math:mi>
            <math:mi>'</math:mi>
            <math:mi>,</math:mi>
            <math:mtext>home</math:mtext>
            <math:mtext>::</math:mtext>
            <math:mi math:fontstyle="italic">lst</math:mi>
          </math:mrow>
          <math:mo math:stretchy="false">)</math:mo>
        </math:mrow>
        <math:mo math:stretchy="false">↓</math:mo>
        <math:mi math:fontstyle="italic">pos</math:mi>
      </math:mrow>
    </math:mfrac>
    <math:annotation math:encoding="StarMath 5.0"> {((0, 0, 0), lst) downarrow pos } over {(pos', "home" "::" lst)  downarrow pos} </math:annotation>
  </math:semantics>
</math:math>
</file>

<file path=Object 3/content.xml><?xml version="1.0" encoding="utf-8"?>
<!DOCTYPE math  PUBLIC '-//OpenOffice.org//DTD Modified W3C MathML 1.01//EN'  'math.dtd'>
<math:math xmlns:math="http://www.w3.org/1998/Math/MathML">
  <math:semantics>
    <math:mfrac>
      <math:mrow>
        <math:mrow>
          <math:mo math:stretchy="false">(</math:mo>
          <math:mrow>
            <math:mrow>
              <math:mo math:stretchy="false">(</math:mo>
              <math:mrow>
                <math:mrow>
                  <math:mi>x</math:mi>
                  <math:mo math:stretchy="false">−</math:mo>
                  <math:mi>f</math:mi>
                </math:mrow>
                <math:mi>cos</math:mi>
                <math:mrow>
                  <math:mo math:stretchy="false">(</math:mo>
                  <math:mi>d</math:mi>
                  <math:mo math:stretchy="false">)</math:mo>
                </math:mrow>
                <math:mi>,</math:mi>
                <math:mrow>
                  <math:mi>y</math:mi>
                  <math:mo math:stretchy="false">−</math:mo>
                  <math:mi>f</math:mi>
                </math:mrow>
                <math:mi>sin</math:mi>
                <math:mrow>
                  <math:mo math:stretchy="false">(</math:mo>
                  <math:mi>d</math:mi>
                  <math:mo math:stretchy="false">)</math:mo>
                </math:mrow>
                <math:mi>,</math:mi>
                <math:mi>d</math:mi>
              </math:mrow>
              <math:mo math:stretchy="false">)</math:mo>
            </math:mrow>
            <math:mi>,</math:mi>
            <math:mi math:fontstyle="italic">lst</math:mi>
          </math:mrow>
          <math:mo math:stretchy="false">)</math:mo>
        </math:mrow>
        <math:mo math:stretchy="false">↓</math:mo>
        <math:mi math:fontstyle="italic">pos</math:mi>
      </math:mrow>
      <math:mrow>
        <math:mrow>
          <math:mo math:stretchy="false">(</math:mo>
          <math:mrow>
            <math:mrow>
              <math:mo math:stretchy="false">(</math:mo>
              <math:mrow>
                <math:mi>x</math:mi>
                <math:mi>,</math:mi>
                <math:mi>y</math:mi>
                <math:mi>,</math:mi>
                <math:mi>d</math:mi>
              </math:mrow>
              <math:mo math:stretchy="false">)</math:mo>
            </math:mrow>
            <math:mi>,</math:mi>
            <math:mtext>forward</math:mtext>
            <math:mi/>
            <math:mi>f</math:mi>
            <math:mtext>::</math:mtext>
            <math:mi math:fontstyle="italic">lst</math:mi>
          </math:mrow>
          <math:mo math:stretchy="false">)</math:mo>
        </math:mrow>
        <math:mo math:stretchy="false">↓</math:mo>
        <math:mi math:fontstyle="italic">pos</math:mi>
      </math:mrow>
    </math:mfrac>
    <math:annotation math:encoding="StarMath 5.0"> {((x - f cos(d), y - f sin(d), d), lst) downarrow pos} over {((x, y, d), "forward" ~f "::" lst)  downarrow pos} </math:annotation>
  </math:semantics>
</math:math>
</file>

<file path=Object 4/content.xml><?xml version="1.0" encoding="utf-8"?>
<!DOCTYPE math  PUBLIC '-//OpenOffice.org//DTD Modified W3C MathML 1.01//EN'  'math.dtd'>
<math:math xmlns:math="http://www.w3.org/1998/Math/MathML">
  <math:semantics>
    <math:mfrac>
      <math:mrow>
        <math:mrow>
          <math:mo math:stretchy="false">(</math:mo>
          <math:mrow>
            <math:mrow>
              <math:mo math:stretchy="false">(</math:mo>
              <math:mrow>
                <math:mi>x</math:mi>
                <math:mi>,</math:mi>
                <math:mi>y</math:mi>
                <math:mi>,</math:mi>
                <math:mrow>
                  <math:mi>d</math:mi>
                  <math:mo math:stretchy="false">−</math:mo>
                  <math:mi>f</math:mi>
                </math:mrow>
              </math:mrow>
              <math:mo math:stretchy="false">)</math:mo>
            </math:mrow>
            <math:mi>,</math:mi>
            <math:mi math:fontstyle="italic">lst</math:mi>
          </math:mrow>
          <math:mo math:stretchy="false">)</math:mo>
        </math:mrow>
        <math:mo math:stretchy="false">↓</math:mo>
        <math:mi math:fontstyle="italic">pos</math:mi>
      </math:mrow>
      <math:mrow>
        <math:mrow>
          <math:mo math:stretchy="false">(</math:mo>
          <math:mrow>
            <math:mrow>
              <math:mo math:stretchy="false">(</math:mo>
              <math:mrow>
                <math:mi>x</math:mi>
                <math:mi>,</math:mi>
                <math:mi>y</math:mi>
                <math:mi>,</math:mi>
                <math:mi>d</math:mi>
              </math:mrow>
              <math:mo math:stretchy="false">)</math:mo>
            </math:mrow>
            <math:mi>,</math:mi>
            <math:mtext>turn</math:mtext>
            <math:mi/>
            <math:mi>f</math:mi>
            <math:mtext>::</math:mtext>
            <math:mi math:fontstyle="italic">lst</math:mi>
          </math:mrow>
          <math:mo math:stretchy="false">)</math:mo>
        </math:mrow>
        <math:mo math:stretchy="false">↓</math:mo>
        <math:mi math:fontstyle="italic">pos</math:mi>
      </math:mrow>
    </math:mfrac>
    <math:annotation math:encoding="StarMath 5.0"> {((x, y, d - f), lst) downarrow pos} over {((x, y, d), "turn"~f "::" lst)  downarrow pos} </math:annotation>
  </math:semantics>
</math:math>
</file>

<file path=Object 5/content.xml><?xml version="1.0" encoding="utf-8"?>
<!DOCTYPE math  PUBLIC '-//OpenOffice.org//DTD Modified W3C MathML 1.01//EN'  'math.dtd'>
<math:math xmlns:math="http://www.w3.org/1998/Math/MathML">
  <math:semantics>
    <math:mfrac>
      <math:mrow>
        <math:mrow>
          <math:mi>i</math:mi>
          <math:mo math:stretchy="false">&gt;</math:mo>
          <math:mn>0</math:mn>
        </math:mrow>
        <math:mi/>
        <math:mrow>
          <math:mo math:stretchy="false">(</math:mo>
          <math:mrow>
            <math:mi math:fontstyle="italic">pos</math:mi>
            <math:mi>,</math:mi>
            <math:mi math:fontstyle="italic">flst</math:mi>
          </math:mrow>
          <math:mo math:stretchy="false">)</math:mo>
        </math:mrow>
        <math:mo math:stretchy="false">↓</math:mo>
        <math:mrow>
          <math:mo math:stretchy="false">(</math:mo>
          <math:msub>
            <math:mi math:fontstyle="italic">pos</math:mi>
            <math:mn>1</math:mn>
          </math:msub>
          <math:mo math:stretchy="false">)</math:mo>
        </math:mrow>
        <math:mi/>
        <math:mrow>
          <math:mo math:stretchy="false">(</math:mo>
          <math:mrow>
            <math:msub>
              <math:mi math:fontstyle="italic">pos</math:mi>
              <math:mn>1</math:mn>
            </math:msub>
            <math:mi>,</math:mi>
            <math:mtext>for</math:mtext>
            <math:mi/>
            <math:mrow>
              <math:mo math:stretchy="false">(</math:mo>
              <math:mrow>
                <math:mi>i</math:mi>
                <math:mo math:stretchy="false">−</math:mo>
                <math:mn>1</math:mn>
              </math:mrow>
              <math:mo math:stretchy="false">)</math:mo>
            </math:mrow>
            <math:mrow>
              <math:mo math:stretchy="false">(</math:mo>
              <math:mi math:fontstyle="italic">flist</math:mi>
              <math:mo math:stretchy="false">)</math:mo>
            </math:mrow>
            <math:mtext>::</math:mtext>
            <math:mi math:fontstyle="italic">lst</math:mi>
          </math:mrow>
          <math:mo math:stretchy="false">)</math:mo>
        </math:mrow>
        <math:mo math:stretchy="false">↓</math:mo>
        <math:mi math:fontstyle="italic">pos</math:mi>
        <math:mi>'</math:mi>
      </math:mrow>
      <math:mrow>
        <math:mrow>
          <math:mo math:stretchy="false">(</math:mo>
          <math:mrow>
            <math:mi math:fontstyle="italic">pos</math:mi>
            <math:mi>,</math:mi>
            <math:mtext>for</math:mtext>
            <math:mi/>
            <math:mi>i</math:mi>
            <math:mrow>
              <math:mo math:stretchy="false">(</math:mo>
              <math:mi math:fontstyle="italic">flist</math:mi>
              <math:mo math:stretchy="false">)</math:mo>
            </math:mrow>
            <math:mtext>::</math:mtext>
            <math:mi math:fontstyle="italic">lst</math:mi>
          </math:mrow>
          <math:mo math:stretchy="false">)</math:mo>
        </math:mrow>
        <math:mo math:stretchy="false">↓</math:mo>
        <math:mi math:fontstyle="italic">pos</math:mi>
        <math:mi>'</math:mi>
      </math:mrow>
    </math:mfrac>
    <math:annotation math:encoding="StarMath 5.0"> {i &gt; 0 ~~~ (pos , flst) downarrow (pos_1) ~~~ (pos_1 , "for"~(i-1) (flist) "::" lst) downarrow pos'} over {(pos , "for"~i(flist) "::" lst)  downarrow pos'} </math:annotation>
  </math:semantics>
</math:math>
</file>

<file path=Object 6/content.xml><?xml version="1.0" encoding="utf-8"?>
<!DOCTYPE math  PUBLIC '-//OpenOffice.org//DTD Modified W3C MathML 1.01//EN'  'math.dtd'>
<math:math xmlns:math="http://www.w3.org/1998/Math/MathML">
  <math:semantics>
    <math:mfrac>
      <math:mrow>
        <math:mrow>
          <math:mo math:stretchy="false">(</math:mo>
          <math:mrow>
            <math:mi math:fontstyle="italic">pos</math:mi>
            <math:mi>,</math:mi>
            <math:mi math:fontstyle="italic">lst</math:mi>
          </math:mrow>
          <math:mo math:stretchy="false">)</math:mo>
        </math:mrow>
        <math:mo math:stretchy="false">↓</math:mo>
        <math:mi math:fontstyle="italic">pos</math:mi>
      </math:mrow>
      <math:mrow>
        <math:mrow>
          <math:mo math:stretchy="false">(</math:mo>
          <math:mrow>
            <math:mi math:fontstyle="italic">pos</math:mi>
            <math:mi>,</math:mi>
            <math:mtext>for</math:mtext>
            <math:mi/>
            <math:mn>0</math:mn>
            <math:mrow>
              <math:mo math:stretchy="false">(</math:mo>
              <math:mi math:fontstyle="italic">flist</math:mi>
              <math:mo math:stretchy="false">)</math:mo>
            </math:mrow>
            <math:mtext>::</math:mtext>
            <math:mi math:fontstyle="italic">lst</math:mi>
          </math:mrow>
          <math:mo math:stretchy="false">)</math:mo>
        </math:mrow>
        <math:mo math:stretchy="false">↓</math:mo>
        <math:mi math:fontstyle="italic">pos</math:mi>
        <math:mi>'</math:mi>
      </math:mrow>
    </math:mfrac>
    <math:annotation math:encoding="StarMath 5.0"> { (pos , lst) downarrow pos} over {(pos , "for" ~ 0(flist) "::" lst)  downarrow pos'} </math:annotation>
  </math:semantics>
</math:math>
</file>